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3306" officeooo:paragraph-rsid="001b3306"/>
    </style:style>
    <style:style style:name="P2" style:family="paragraph" style:parent-style-name="Standard">
      <style:text-properties officeooo:paragraph-rsid="001b3306"/>
    </style:style>
    <style:style style:name="P3" style:family="paragraph" style:parent-style-name="Standard">
      <style:text-properties officeooo:rsid="001be221" officeooo:paragraph-rsid="001be221"/>
    </style:style>
    <style:style style:name="P4" style:family="paragraph" style:parent-style-name="Standard">
      <style:text-properties officeooo:rsid="00236d32" officeooo:paragraph-rsid="00236d32"/>
    </style:style>
    <style:style style:name="P5" style:family="paragraph" style:parent-style-name="Standard">
      <style:text-properties officeooo:rsid="00236d32" officeooo:paragraph-rsid="00251097"/>
    </style:style>
    <style:style style:name="P6" style:family="paragraph" style:parent-style-name="Standard">
      <style:text-properties officeooo:rsid="00236d32" officeooo:paragraph-rsid="002708e6"/>
    </style:style>
    <style:style style:name="P7" style:family="paragraph" style:parent-style-name="Standard">
      <style:text-properties officeooo:rsid="002708e6" officeooo:paragraph-rsid="002708e6"/>
    </style:style>
    <style:style style:name="P8" style:family="paragraph" style:parent-style-name="Standard">
      <style:text-properties officeooo:rsid="0029be94" officeooo:paragraph-rsid="0029be94"/>
    </style:style>
    <style:style style:name="P9" style:family="paragraph" style:parent-style-name="Standard">
      <style:text-properties officeooo:rsid="002bb085" officeooo:paragraph-rsid="002bb085"/>
    </style:style>
    <style:style style:name="T1" style:family="text">
      <style:text-properties officeooo:rsid="00213a0c"/>
    </style:style>
    <style:style style:name="T2" style:family="text">
      <style:text-properties officeooo:rsid="00251097"/>
    </style:style>
    <style:style style:name="T3" style:family="text">
      <style:text-properties officeooo:rsid="002708e6"/>
    </style:style>
    <style:style style:name="T4" style:family="text">
      <style:text-properties officeooo:rsid="002d9cff"/>
    </style:style>
    <style:style style:name="T5" style:family="text">
      <style:text-properties fo:font-weight="bold" officeooo:rsid="002d9cff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terar todos os uf das cidade, de PR para RS.</text:p>
      <text:p text:style-name="Standard"/>
      <text:p text:style-name="P1">Updat<text:span text:style-name="T1">e</text:span> cidade</text:p>
      <text:p text:style-name="P1">set uf ='RS'</text:p>
      <text:p text:style-name="P1">where uf ='PR';</text:p>
      <text:p text:style-name="Standard"/>
      <text:p text:style-name="Standard">2.Obter os nomes dos fornecedores que possuem status 1 (ativos).</text:p>
      <text:p text:style-name="Standard"/>
      <text:p text:style-name="P1">Select Fnome<text:line-break/>from fornecedor<text:line-break/>where status = '1';</text:p>
      <text:p text:style-name="Standard"/>
      <text:p text:style-name="Standard">3.Listar o nome dos fornecedores de ‘POA’ que fornecem peças ‘001’</text:p>
      <text:p text:style-name="Standard"/>
      <text:p text:style-name="P1">select Fnome<text:line-break/>from fornecedor, cidade,fornecimento<text:line-break/>where Cnome='poa' and Pcod= 001<text:line-break/>and cidade.Ccod = fornecedor.Ccod <text:line-break/>and fornecedor.Fcod = fornecimento.Fcod;</text:p>
      <text:p text:style-name="Standard"/>
      <text:p text:style-name="Standard"/>
      <text:p text:style-name="Standard">4.Deletar os fornecedores que estão inativos (status 0).</text:p>
      <text:p text:style-name="Standard"/>
      <text:p text:style-name="P2">delete from fornecedor<text:line-break/>where status = '0';</text:p>
      <text:p text:style-name="P2"/>
      <text:p text:style-name="Standard">5.Obter a lista dos fornecedores do estado de Santa Catarina.</text:p>
      <text:p text:style-name="Standard"/>
      <text:p text:style-name="P3">select Fnome<text:line-break/>from fornecedor, cidade<text:tab/><text:line-break/>where uf ='sc'<text:line-break/>and cidade.Ccod = fornecedor.Ccod;</text:p>
      <text:p text:style-name="P3"/>
      <text:p text:style-name="Standard">6. Obter os nomes dos projetos para os quais são fornecidas peças ‘001’.</text:p>
      <text:p text:style-name="Standard"/>
      <text:p text:style-name="Standard">select Jnome<text:line-break/>from fornecimento, projeto<text:tab/><text:line-break/>where Pcod =001<text:line-break/>and projeto.PRcod = fornecimento.PRcod;</text:p>
      <text:p text:style-name="Standard"/>
      <text:p text:style-name="Standard">7.Alterar os pesos das peças que pesam mais do que 9 kg para 15kg (peso limite).</text:p>
      <text:p text:style-name="Standard"/>
      <text:p text:style-name="Standard">update peca<text:line-break/>set peso = 15<text:line-break/>where peso &gt;=9;</text:p>
      <text:p text:style-name="Standard"/>
      <text:p text:style-name="Standard">8.Listar todos as cores de peças. Não repetir.</text:p>
      <text:p text:style-name="Standard"/>
      <text:p text:style-name="Standard">select distinct cor<text:line-break/>from peca;<text:line-break/></text:p>
      <text:p text:style-name="Standard"/>
      <text:p text:style-name="Standard"><text:soft-page-break/></text:p>
      <text:p text:style-name="Standard"/>
      <text:p text:style-name="Standard">9.Listar as peças de cor azul. Depois alterar seu nome para Peça Azul.</text:p>
      <text:p text:style-name="Standard"/>
      <text:p text:style-name="Standard">select cor<text:line-break/>from peca<text:line-break/>where<text:tab/>cor='azul';</text:p>
      <text:p text:style-name="Standard"/>
      <text:p text:style-name="Standard">update peca<text:line-break/>set cor='Peca Azul'<text:line-break/>where cor ='azul';</text:p>
      <text:p text:style-name="Standard"/>
      <text:p text:style-name="Standard">10.Listar o nome das peças da tabela fornecimento, que possuem quantidade menor do que 10.</text:p>
      <text:p text:style-name="Standard"/>
      <text:p text:style-name="Standard">select Pnome<text:line-break/>from peca, fornecimento<text:line-break/>where quantidade &lt;'10'<text:line-break/>and fornecimento.Pcod = peca.Pcod;</text:p>
      <text:p text:style-name="P4"/>
      <text:p text:style-name="P4"/>
      <text:p text:style-name="P4">novos </text:p>
      <text:p text:style-name="P4"/>
      <text:p text:style-name="P4">1. exibir a peça mais pesada.</text:p>
      <text:p text:style-name="P4"/>
      <text:p text:style-name="P4">select <text:span text:style-name="T3">MAX</text:span>(peso)<text:line-break/>from peca;</text:p>
      <text:p text:style-name="P4"/>
      <text:p text:style-name="P4">2. exibir a media dos pesos das peças de cor azul.</text:p>
      <text:p text:style-name="P4"/>
      <text:p text:style-name="P4">select AVG(peso)<text:line-break/>from peca<text:line-break/>where cor ="azul";</text:p>
      <text:p text:style-name="P4"/>
      <text:p text:style-name="P4">3 exibir a quantidade de fornecedores que estão cadastrados.</text:p>
      <text:p text:style-name="P4"/>
      <text:p text:style-name="P5">select Count( 'fornecedor*' )<text:line-break/>from fornecedor;</text:p>
      <text:p text:style-name="P5"/>
      <text:p text:style-name="P5"/>
      <text:p text:style-name="P5"><text:span text:style-name="T2">4. </text:span><text:s/>exibir a quantidade de fornecedores <text:span text:style-name="T2">da cidade de caxias.</text:span></text:p>
      <text:p text:style-name="P5"><text:line-break/>select count(f.fnome) AS TotalFornecedoresDeCaxias <text:line-break/>from fornecedor f, cidade c<text:line-break/>where c.cnome ='caxias' and c.ccod = f.ccod;</text:p>
      <text:p text:style-name="P5"/>
      <text:p text:style-name="P5"/>
      <text:p text:style-name="P7">5. exibir a media de peças de projeto 112.</text:p>
      <text:p text:style-name="P7"/>
      <text:p text:style-name="P7">select AVG(f.quantidade) AS TotalFornecedoresDeCaxias <text:line-break/>from fornecimento f<text:line-break/>where f.PRcod= 112;</text:p>
      <text:p text:style-name="P7"/>
      <text:p text:style-name="P7"><text:soft-page-break/>6. exibir a soma de peças do projeto 112.</text:p>
      <text:p text:style-name="P7"/>
      <text:p text:style-name="P7">select SUM(f.quantidade) AS TotalFornecedoresDeCaxias <text:line-break/><text:line-break/>from fornecimento f<text:line-break/><text:line-break/>where f.PRcod= 112;</text:p>
      <text:p text:style-name="P7"/>
      <text:p text:style-name="P7"/>
      <text:p text:style-name="P7">7. exibir o menor peso cadastradas nas peças.</text:p>
      <text:p text:style-name="P7"/>
      <text:p text:style-name="P6">select MIN(peso)<text:line-break/>from peca;</text:p>
      <text:p text:style-name="P6"/>
      <text:p text:style-name="P6"/>
      <text:p text:style-name="P8">8. Agrupando as quantidades de para cada projeto em fornecimento. <text:span text:style-name="T5">GROUP BY</text:span></text:p>
      <text:p text:style-name="P8"/>
      <text:p text:style-name="P8">select PRcod, SUM(quantidade)<text:line-break/>from fornecimento<text:line-break/>group by Prcod;</text:p>
      <text:p text:style-name="P8"/>
      <text:p text:style-name="P8"/>
      <text:p text:style-name="P8"/>
      <text:p text:style-name="P9">9. <text:span text:style-name="T5">ORDER BY</text:span></text:p>
      <text:p text:style-name="P9"/>
      <text:p text:style-name="P9">select PRcod, SUM(quantidade) as SomaDeQuantidade <text:line-break/>from fornecimento<text:line-break/>group by PRcod<text:line-break/>order by <text:s/>SomaDeQuantidade des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2:17:28.147000000</meta:creation-date>
    <dc:date>2019-04-03T21:47:02.384000000</dc:date>
    <meta:editing-duration>PT32M28S</meta:editing-duration>
    <meta:editing-cycles>6</meta:editing-cycles>
    <meta:generator>LibreOffice/6.0.4.2$Windows_X86_64 LibreOffice_project/9b0d9b32d5dcda91d2f1a96dc04c645c450872bf</meta:generator>
    <meta:document-statistic meta:table-count="0" meta:image-count="0" meta:object-count="0" meta:page-count="3" meta:paragraph-count="42" meta:word-count="376" meta:character-count="2431" meta:non-whitespace-character-count="2083"/>
  </office:meta>
</office:document-meta>
</file>